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29b774" officeooo:paragraph-rsid="0029b774"/>
    </style:style>
    <style:style style:name="P6" style:family="paragraph" style:parent-style-name="Standard"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26da98" officeooo:paragraph-rsid="0026da98"/>
    </style:style>
    <style:style style:name="P8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9" style:family="paragraph" style:parent-style-name="Standard">
      <style:paragraph-properties fo:text-align="center" style:justify-single-word="false"/>
      <style:text-properties officeooo:rsid="002cf212" officeooo:paragraph-rsid="002cf212"/>
    </style:style>
    <style:style style:name="P10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9b774"/>
    </style:style>
    <style:style style:name="T3" style:family="text">
      <style:text-properties officeooo:rsid="002b09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Stato</text:span><text:span text:style-name="T3">Pellicci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5">Nome del<text:span text:style-name="T3">l</text:span>o stato <text:span text:style-name="T3">della pelliccia</text:span>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">ID</text:p>
          </table:table-cell>
          <table:table-cell table:style-name="Table2.A1" office:value-type="string">
            <text:p text:style-name="P6">ID autoincrementante</text:p>
          </table:table-cell>
          <table:table-cell table:style-name="Table2.A1" office:value-type="string">
            <text:p text:style-name="P10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6:12:20.483009265</dc:date>
    <meta:editing-duration>PT15M51S</meta:editing-duration>
    <meta:editing-cycles>18</meta:editing-cycles>
    <meta:document-statistic meta:table-count="2" meta:image-count="0" meta:object-count="0" meta:page-count="1" meta:paragraph-count="36" meta:word-count="54" meta:character-count="370" meta:non-whitespace-character-count="352"/>
  </office:meta>
</office:document-meta>
</file>